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Nimbus Roman No9 L" style:text-underline-style="none" fo:font-weight="normal" style:font-weight-asian="normal" style:font-weight-complex="normal"/>
    </style:style>
    <style:style style:name="P3" style:family="paragraph" style:parent-style-name="Standard">
      <style:text-properties style:font-name="Nimbus Roman No9 L" style:text-underline-style="none" fo:font-weight="bold" style:font-weight-asian="bold" style:font-weight-complex="bold"/>
    </style:style>
    <style:style style:name="P4" style:family="paragraph" style:parent-style-name="Standard">
      <style:text-properties style:font-name="Nimbus Roman No9 L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Nimbus Roman No9 L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Nimbus Roman No9 L" fo:font-size="15pt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style:font-name="Nimbus Roman No9 L"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Nimbus Roman No9 L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style:font-name="Nimbus Roman No9 L" fo:font-weight="normal" officeooo:rsid="0001ed37" style:font-weight-asian="normal" style:font-weight-complex="normal"/>
    </style:style>
    <style:style style:name="P10" style:family="paragraph" style:parent-style-name="Standard" style:list-style-name="L1">
      <style:text-properties style:font-name="Nimbus Roman No9 L" fo:font-weight="normal" style:font-weight-asian="normal" style:font-weight-complex="normal"/>
    </style:style>
    <style:style style:name="P11" style:family="paragraph" style:parent-style-name="Standard" style:list-style-name="L3">
      <style:text-properties style:font-name="Nimbus Roman No9 L" fo:font-weight="normal" style:font-weight-asian="normal" style:font-weight-complex="normal"/>
    </style:style>
    <style:style style:name="P12" style:family="paragraph" style:parent-style-name="Standard" style:list-style-name="L4">
      <style:text-properties style:font-name="Nimbus Roman No9 L" style:text-underline-style="none" fo:font-weight="normal" style:font-weight-asian="normal" style:font-weight-complex="normal"/>
    </style:style>
    <style:style style:name="P13" style:family="paragraph" style:parent-style-name="Standard" style:list-style-name="L2"/>
    <style:style style:name="P14" style:family="paragraph" style:parent-style-name="Standard" style:list-style-name="L3"/>
    <style:style style:name="P15" style:family="paragraph" style:parent-style-name="Standard" style:list-style-name="L4"/>
    <style:style style:name="P16" style:family="paragraph" style:parent-style-name="Standard" style:list-style-name="L4">
      <style:text-properties officeooo:rsid="00139d1f" officeooo:paragraph-rsid="00139d1f"/>
    </style:style>
    <style:style style:name="P17" style:family="paragraph" style:parent-style-name="Standard" style:list-style-name="L4" style:master-page-name="">
      <style:paragraph-properties style:page-number="auto"/>
      <style:text-properties style:font-name="Nimbus Roman No9 L" style:text-underline-style="none" fo:font-weight="normal" style:font-weight-asian="normal" style:font-weight-complex="normal"/>
    </style:style>
    <style:style style:name="T1" style:family="text">
      <style:text-properties style:font-name="Nimbus Roman No9 L"/>
    </style:style>
    <style:style style:name="T2" style:family="text">
      <style:text-properties style:font-name="Nimbus Roman No9 L" style:text-underline-style="none" fo:font-weight="normal" style:font-weight-asian="normal" style:font-weight-complex="normal"/>
    </style:style>
    <style:style style:name="T3" style:family="text">
      <style:text-properties style:font-name="Nimbus Roman No9 L" style:text-underline-style="none" fo:font-weight="normal" officeooo:rsid="0009a2ee" style:font-weight-asian="normal" style:font-weight-complex="normal"/>
    </style:style>
    <style:style style:name="T4" style:family="text">
      <style:text-properties style:font-name="Nimbus Roman No9 L" style:text-underline-style="none" fo:font-weight="normal" officeooo:rsid="000a7706" style:font-weight-asian="normal" style:font-weight-complex="normal"/>
    </style:style>
    <style:style style:name="T5" style:family="text">
      <style:text-properties style:font-name="Nimbus Roman No9 L" style:text-underline-style="none" fo:font-weight="normal" officeooo:rsid="0014fb67" style:font-weight-asian="normal" style:font-weight-complex="normal"/>
    </style:style>
    <style:style style:name="T6" style:family="text">
      <style:text-properties style:font-name="Nimbus Roman No9 L"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Nimbus Roman No9 L" officeooo:rsid="00067561"/>
    </style:style>
    <style:style style:name="T8" style:family="text">
      <style:text-properties style:font-name="Nimbus Roman No9 L" officeooo:rsid="000d60b6"/>
    </style:style>
    <style:style style:name="T9" style:family="text">
      <style:text-properties style:font-name="Nimbus Roman No9 L" officeooo:rsid="000ed264"/>
    </style:style>
    <style:style style:name="T10" style:family="text">
      <style:text-properties style:font-name="Nimbus Roman No9 L" officeooo:rsid="00103c9e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 fo:font-size="13pt" style:font-size-asian="13pt" style:font-size-complex="13pt"/>
    </style:style>
    <style:style style:name="T16" style:family="text">
      <style:text-properties fo:color="#000000" fo:font-size="13pt" style:text-underline-style="solid" style:text-underline-width="auto" style:text-underline-color="font-color" style:font-size-asian="13pt" style:font-size-complex="13pt"/>
    </style:style>
    <style:style style:name="T17" style:family="text">
      <style:text-properties officeooo:rsid="0005d7be"/>
    </style:style>
    <style:style style:name="T18" style:family="text">
      <style:text-properties officeooo:rsid="00118505"/>
    </style:style>
    <style:style style:name="T19" style:family="text">
      <style:text-properties officeooo:rsid="00123b14"/>
    </style:style>
    <style:style style:name="T20" style:family="text">
      <style:text-properties officeooo:rsid="00127cc1"/>
    </style:style>
    <style:style style:name="T21" style:family="text">
      <style:text-properties officeooo:rsid="001283e5"/>
    </style:style>
    <style:style style:name="T22" style:family="text">
      <style:text-properties officeooo:rsid="0016398e"/>
    </style:style>
    <style:style style:name="T23" style:family="text">
      <style:text-properties officeooo:rsid="00175d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İzmir Yüksek Teknoloji Enstitüsü</text:p>
      <text:p text:style-name="P7">CENG421</text:p>
      <text:p text:style-name="P5">Faculty</text:p>
      <text:p text:style-name="P1"><text:span text:style-name="Teletype"><text:span text:style-name="T1">Turgut Kalfaoğlu can be contacted by phone at İYTE, (232)750-7876 </text:span></text:span><text:span text:style-name="Teletype"><text:span text:style-name="T8">or 541-719-6692.</text:span></text:span><text:span text:style-name="Teletype"><text:span text:style-name="T1"><text:line-break/>I'm almost always online: </text:span></text:span><text:span text:style-name="Teletype"><text:span text:style-name="T7">skype/facebook</text:span></text:span><text:span text:style-name="Teletype"><text:span text:style-name="T1">: </text:span></text:span><text:a xlink:type="simple" xlink:href="mailto:turgut@kalfaoglu.com" text:style-name="Internet_20_link" text:visited-style-name="Visited_20_Internet_20_Link"><text:span text:style-name="Teletype"><text:span text:style-name="T1">turgut@kalfaoglu.com</text:span></text:span></text:a><text:span text:style-name="Teletype"><text:span text:style-name="T1">.. </text:span></text:span><text:span text:style-name="Teletype"><text:span text:style-name="T10">or whatsapp of course.<text:line-break/></text:span></text:span><text:span text:style-name="Teletype"><text:span text:style-name="T1"><text:line-break/>Email: </text:span></text:span><text:a xlink:type="simple" xlink:href="mailto:turgutkalfaoglu@iyte.edu.tr" text:style-name="Internet_20_link" text:visited-style-name="Visited_20_Internet_20_Link"><text:span text:style-name="Teletype"><text:span text:style-name="T1">turgutkalfaoglu@iyte.edu.tr</text:span></text:span></text:a><text:span text:style-name="Teletype"><text:span text:style-name="T1"> – </text:span></text:span><text:span text:style-name="Teletype"><text:span text:style-name="T8">mention which class you are </text:span></text:span><text:span text:style-name="Teletype"><text:span text:style-name="T9">in – I teach several per term</text:span></text:span><text:span text:style-name="Teletype"><text:span text:style-name="T8"> :) </text:span></text:span></text:p>
      <text:p text:style-name="P4"><text:line-break/>Course Materials</text:p>
      <text:list xml:id="list2046455057" text:style-name="L1">
        <text:list-item>
          <text:p text:style-name="P9">The Definitive Guide to Linux Network Programming, Keir Davis et al, Apress.</text:p>
        </text:list-item>
        <text:list-item>
          <text:p text:style-name="P10">Data Communications and Networking, Behrouz A. Forouzan</text:p>
        </text:list-item>
      </text:list>
      <text:p text:style-name="P4">Course Web Site:<text:span text:style-name="T13"> </text:span><text:a xlink:type="simple" xlink:href="http://www.kalfaoglu.com/ceng112" text:style-name="Internet_20_link" text:visited-style-name="Visited_20_Internet_20_Link"><text:span text:style-name="T15">http://www.kalfaoglu.com/ceng</text:span></text:a><text:span text:style-name="T16">421</text:span></text:p>
      <text:p text:style-name="P3">Course Description</text:p>
      <text:p text:style-name="P8">This course covers all aspects of TCP/IP and network <text:span text:style-name="T21">socket </text:span>programming. Starting with a review of IP and TCP, including its services and <text:span text:style-name="T22">i</text:span>pv6, we will then learn about socket programming, <text:span text:style-name="T23">server design, securing services and SSL encryption of the communications. </text:span></text:p>
      <text:p text:style-name="P2"/>
      <text:p text:style-name="P3">Grading</text:p>
      <text:list xml:id="list3952620812" text:style-name="L2">
        <text:list-item>
          <text:p text:style-name="P13"><text:span text:style-name="T6">Tentative</text:span><text:span text:style-name="T2"> grading scale is: <text:s/>Homework: %</text:span><text:span text:style-name="T5">50</text:span><text:span text:style-name="T3">,</text:span><text:span text:style-name="T2">Midterm %</text:span><text:span text:style-name="T4">25</text:span><text:span text:style-name="T2">, Final %</text:span><text:span text:style-name="T4">25</text:span><text:span text:style-name="T2">.</text:span></text:p>
        </text:list-item>
      </text:list>
      <text:p text:style-name="P3">Other Notes</text:p>
      <text:list xml:id="list3743206808" text:style-name="L3">
        <text:list-item>
          <text:p text:style-name="P11"><text:span text:style-name="T12">Late Policy:</text:span><text:span text:style-name="T11"> The assignments should be submitted on time. Students have a long lead-time in which to prepare, ask questions, and seek help. Therefore, unless a major accident, illness, or work assignment (with supporting documentation) prevents a student from submitting work on time, three points will be docked from each late assignment's grade each day late. </text:span></text:p>
        </text:list-item>
        <text:list-item>
          <text:p text:style-name="P11"><text:span text:style-name="T12">Extra Credit: </text:span><text:span text:style-name="T11">Extra credit is not normally given. </text:span></text:p>
        </text:list-item>
        <text:list-item>
          <text:p text:style-name="P14">Attendance: Although attendance is not counted in the grade, participation is. <text:span text:style-name="T14">Come to class prepared to discuss the material</text:span>. </text:p>
        </text:list-item>
      </text:list>
      <text:list xml:id="list1672213544" text:style-name="L4">
        <text:list-item>
          <text:p text:style-name="P17">The student should expect to study for 4 hours per week for this class (very rough guide).</text:p>
        </text:list-item>
        <text:list-item>
          <text:p text:style-name="P12">Teacher will respond in approximately 2 days to emails. Correct answers may take longer :) </text:p>
        </text:list-item>
        <text:list-item>
          <text:p text:style-name="P15">Papers/Homeworks will be graded between 1-2 weeks after their due date, exams may take longer.</text:p>
        </text:list-item>
        <text:list-item>
          <text:p text:style-name="P16">Students are expected to have a <text:span text:style-name="T14">Linux PC </text:span>working, with all necessary development tools – at least GCC/GDB running.</text:p>
        </text:list-item>
      </text:list>
      <text:p text:style-name="P3">Instructor Biography</text:p>
      <text:p text:style-name="P2">I'm an instructor at Computer Engineering Department at İYTE. <text:s text:c="2"/>I have been <text:s/>working extensively on computers, love Linux and do not use Windows much. I created many <text:span text:style-name="T20">servers, </text:span>web sites, worked as a database administrator, and did lots of programming including interesting things like a complete BBS (Bulletin Board) software, a web crawler that works like Google called Find-It! (~10k lines of C and Rexx), and a distributed-cached multi-homed file server called Trickle (~30k lines of Rexx+ <text:span text:style-name="T20">370 </text:span>Assembler). <text:s/>I am also pretty good at Linux system administration and manage <text:span text:style-name="T20">several Linux </text:span>servers.<text:line-break/></text:p>
      <text:p text:style-name="P2">Before my work here, I managed the “EgeNet” internet service provider of Ege University for many years. Before that, I worked as part of the technical staff of the EARN Association – European Academic Research Network, located in Paris, for 8 years.</text:p>
      <text:p text:style-name="P2">My interests are in computing (obviously), but I also enjoy astronomy and motorcycling. See my web site for info on those. <text:span text:style-name="T19">Most</text:span> nights I can be found on the European server (Bronze Dragonflight) of World of Warcraft under the name <text:span text:style-name="T17">'getafixx</text:span>' <text:s/><text:span text:style-name="T18">or 'turgutk'</text:span>.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Nimbus Sans L1" style:font-family-asian="'Nimbus Sans L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imbus Roman No9 L" fo:font-family="'Nimbus Roman No9 L'" style:font-family-generic="roman" style:font-pitch="variable" fo:font-size="14pt" fo:font-weight="bold" style:font-name-asian="Nimbus Sans L1" style:font-family-asian="'Nimbus Sans L'" style:font-family-generic-asian="system" style:font-pitch-asian="variable" style:font-size-asian="14pt" style:font-weight-asian="bold" style:font-name-complex="Lucidasans" style:font-family-complex="Lucida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loext:contextual-spacing="false"/>
    </style:style>
    <style:style style:name="Heading2" style:family="paragraph" style:parent-style-name="Standard">
      <style:paragraph-properties fo:margin-top="0.1654in" fo:margin-bottom="0.0827in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52in" fo:margin-right="0in" fo:margin-top="0.111in" fo:margin-bottom="0in" loext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margin-top="0.0965in" fo:margin-bottom="0in" loext:contextual-spacing="false" fo:text-indent="0in" style:auto-text-indent="false">
        <style:tab-stops>
          <style:tab-stop style:position="-0.6252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.0835in" fo:margin-bottom="0in" loext:contextual-spacing="false" fo:text-indent="0in" style:auto-text-indent="false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.0693in" fo:margin-bottom="0in" loext:contextual-spacing="false" fo:text-indent="0in" style:auto-text-indent="false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text-indent="0in" style:auto-text-indent="false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44pt" style:font-style-asian="normal" style:font-weight-asian="normal" style:font-name-complex="DejaVu Sans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margin-top="0.111in" fo:margin-bottom="0in" loext:contextual-spacing="false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in" fo:margin-right="0in" fo:margin-top="0.0626in" fo:margin-bottom="0in" loext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WW-Title" style:family="paragraph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44pt" style:font-style-asian="normal" style:font-weight-asian="normal" style:font-name-complex="DejaVu Sans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loext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/>
    </style:style>
    <style:style style:name="Outline_20_1" style:display-name="Outline 1" style:family="paragraph">
      <style:paragraph-properties fo:margin-left="0.3752in" fo:margin-right="0in" fo:margin-top="0.111in" fo:margin-bottom="0in" loext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0.8126in" fo:margin-right="0in" fo:margin-top="0.0965in" fo:margin-bottom="0in" loext:contextual-spacing="false" fo:text-indent="0in" style:auto-text-indent="false">
        <style:tab-stops>
          <style:tab-stop style:position="-0.6252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5in" fo:margin-right="0in" fo:margin-top="0.0835in" fo:margin-bottom="0in" loext:contextual-spacing="false" fo:text-indent="0in" style:auto-text-indent="false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.0693in" fo:margin-bottom="0in" loext:contextual-spacing="false" fo:text-indent="0in" style:auto-text-indent="false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25in" fo:margin-right="0in" fo:text-indent="0in" style:auto-text-indent="false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44pt" style:font-style-asian="normal" style:font-weight-asian="normal" style:font-name-complex="DejaVu Sans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List_20_Bullet" style:display-name="List Bullet" style:family="paragraph" style:parent-style-name="Standard" style:list-style-name="WW8Num3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eletyp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902in" fo:margin-bottom="0.6098in" fo:margin-left="0.7098in" fo:margin-right="0.70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meta:initial-creator>Turgut Kalfaoglu</meta:initial-creator>
    <meta:creation-date>2007-10-04T11:38:54</meta:creation-date>
    <dc:date>2020-01-07T11:20:52.954343207</dc:date>
    <meta:printed-by>Turgut Kalfaoglu</meta:printed-by>
    <meta:print-date>2014-09-23T15:17:47.503968316</meta:print-date>
    <meta:editing-cycles>53</meta:editing-cycles>
    <meta:editing-duration>PT7H42M49S</meta:editing-duration>
    <meta:document-statistic meta:table-count="0" meta:image-count="0" meta:object-count="0" meta:page-count="1" meta:paragraph-count="24" meta:word-count="459" meta:character-count="2939" meta:non-whitespace-character-count="2494"/>
    <meta:user-defined meta:name="Info 1"/>
    <meta:user-defined meta:name="Info 2"/>
    <meta:user-defined meta:name="Info 3"/>
    <meta:user-defined meta:name="Info 4"/>
  </office:meta>
</office:document-meta>
</file>